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C20000038073CF763677984A1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sv" fo:country="SE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-3.5307in, -0.3083in, -3.6252in, -0.42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vuppgift vecka 12</text:span></text:p>
      <text:p text:style-name="Standard"><text:bookmark-start text:name="_GoBack"/><text:bookmark-end text:name="_GoBack"/><draw:frame draw:style-name="fr1" draw:name="Image1" text:anchor-type="as-char" svg:y="-4.8902in" svg:width="6.8618in" svg:height="7.5598in" draw:z-index="0"><draw:image xlink:href="Pictures/10000201000005C20000038073CF763677984A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editing-cycles>2</meta:editing-cycles>
    <meta:creation-date>2020-03-17T21:22:00</meta:creation-date>
    <dc:date>2020-03-31T17:41:26.348409895</dc:date>
    <meta:editing-duration>PT4M59S</meta:editing-duration>
    <meta:generator>LibreOffice/6.4.1.2$Linux_X86_64 LibreOffice_project/40$Build-2</meta:generator>
    <meta:document-statistic meta:table-count="0" meta:image-count="1" meta:object-count="0" meta:page-count="1" meta:paragraph-count="2" meta:word-count="3" meta:character-count="20" meta:non-whitespace-character-count="18"/>
    <meta:user-defined meta:name="AppVersion">15.0000</meta:user-defined>
    <meta:user-defined meta:name="ContentTypeId">0x0101005C5FDD4B880F194B9D7DC472132ABEF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